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June 21, 2021 (02:24:1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18:24:29Z</meta:creation-date>
    <dc:date>2021-06-21T18:24:29Z</dc:date>
    <meta:user-defined meta:name="date" meta:value-type="string">June  21, 2021 (02:24:1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